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9c1" officeooo:paragraph-rsid="0000d9c1"/>
    </style:style>
    <style:style style:name="P2" style:family="paragraph" style:parent-style-name="Standard">
      <style:text-properties officeooo:rsid="0000ec7f" officeooo:paragraph-rsid="0000e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laces de paletas:</text:p>
      <text:p text:style-name="P1"/>
      <text:p text:style-name="P1"><text:a xlink:type="simple" xlink:href="http://design-seeds.com/" text:style-name="Internet_20_link" text:visited-style-name="Visited_20_Internet_20_Link">http://design-seeds.com/</text:a></text:p>
      <text:p text:style-name="P1"/>
      <text:p text:style-name="P1"><text:a xlink:type="simple" xlink:href="https://coolors.co/" text:style-name="Internet_20_link" text:visited-style-name="Visited_20_Internet_20_Link">https://coolors.co/</text:a> (desde browser)</text:p>
      <text:p text:style-name="P1"/>
      <text:p text:style-name="P2"><text:a xlink:type="simple" xlink:href="http://www.palettefx.com/" text:style-name="Internet_20_link" text:visited-style-name="Visited_20_Internet_20_Link">http://www.palettefx.com/</text:a></text:p>
      <text:p text:style-name="P2"/>
      <text:p text:style-name="P2"><text:a xlink:type="simple" xlink:href="https://kuler.adobe.com/create/color-wheel/" text:style-name="Internet_20_link" text:visited-style-name="Visited_20_Internet_20_Link">https://kuler.adobe.com/create/color-wheel/</text:a>(muy aconsejada)</text:p>
      <text:p text:style-name="P2"/>
      <text:p text:style-name="P2"><text:a xlink:type="simple" xlink:href="http://web.colorotate.org/" text:style-name="Internet_20_link" text:visited-style-name="Visited_20_Internet_20_Link">http://web.colorotate.org/</text:a> (No esta mal)</text:p>
      <text:p text:style-name="P2"/>
      <text:p text:style-name="P2"><text:a xlink:type="simple" xlink:href="http://web.colorotate.org/" text:style-name="Internet_20_link" text:visited-style-name="Visited_20_Internet_20_Link">http://web.colorotate.org/</text:a> (la mejor para mi gusto)</text:p>
      <text:p text:style-name="P2"/>
      <text:p text:style-name="P2"><text:a xlink:type="simple" xlink:href="http://www.colorhunter.com/" text:style-name="Internet_20_link" text:visited-style-name="Visited_20_Internet_20_Link">http://www.colorhunter.com/</text:a> (puedes subir una imagen y el te selecciona los colores apropiados según esa imagen)</text:p>
      <text:p text:style-name="P2"/>
      <text:p text:style-name="P2"><text:a xlink:type="simple" xlink:href="http://designspiration.net/" text:style-name="Internet_20_link" text:visited-style-name="Visited_20_Internet_20_Link">http://designspiration.net/</text:a></text:p>
      <text:p text:style-name="P2"/>
      <text:p text:style-name="P2"><text:a xlink:type="simple" xlink:href="http://www.colorblender.com/" text:style-name="Internet_20_link" text:visited-style-name="Visited_20_Internet_20_Link">http://www.colorblender.com/</text:a> (muy buena tambien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56:25.927000000</meta:creation-date>
    <dc:date>2015-09-15T23:21:40.417000000</dc:date>
    <meta:editing-duration>PT27M41S</meta:editing-duration>
    <meta:editing-cycles>1</meta:editing-cycles>
    <meta:document-statistic meta:table-count="0" meta:image-count="0" meta:object-count="0" meta:page-count="1" meta:paragraph-count="10" meta:word-count="40" meta:character-count="440" meta:non-whitespace-character-count="410"/>
    <meta:generator>LibreOffice/4.3.1.2$Windows_x86 LibreOffice_project/958349dc3b25111dbca392fbc281a05559ef6848</meta:generator>
  </office:meta>
</office:document-meta>
</file>